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paragraph-rsid="001567dd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paragraph-rsid="001567dd"/>
    </style:style>
    <style:style style:name="P5" style:family="paragraph" style:parent-style-name="Text_20_body">
      <loext:graphic-properties draw:fill="none"/>
      <style:paragraph-properties fo:margin-left="0in" fo:margin-right="0in" fo:line-height="115%" fo:text-indent="0.5in" style:auto-text-indent="false" fo:background-color="transparent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1">
      <style:paragraph-properties fo:margin-left="0in" fo:margin-right="0in" fo:text-indent="0in" style:auto-text-indent="false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Liberation Sans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8080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33b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fo:font-family="'JetBrains Mono'" style:font-family-generic="roman" style:font-pitch="variable" fo:font-style="normal" fo:font-weight="normal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content-start"/>Demographic Data Analyzer</text:h>
      <text:p text:style-name="P2"><text:span text:style-name="T1"/></text:p>
      <text:p text:style-name="P3">In this challenge you must analyze demographic data using Pandas. You are given a dataset of demographic data that was extracted from the 1994 Census database. <text:s/></text:p>
      <text:p text:style-name="P4"><text:line-break/></text:p>
      <text:p text:style-name="P5">You must use Pandas to answer the following questions:</text:p>
      <text:list text:style-name="L1">
        <text:list-item>
          <text:p text:style-name="P6">How many people of each race are represented in this dataset? This should be a Pandas series with race names as the index labels. (<text:span text:style-name="Source_20_Text">race</text:span> column)</text:p>
        </text:list-item>
        <text:list-item>
          <text:p text:style-name="P6">What is the average age of men?</text:p>
        </text:list-item>
        <text:list-item>
          <text:p text:style-name="P6">What is the percentage of people who have a Bachelor's degree?</text:p>
        </text:list-item>
        <text:list-item>
          <text:p text:style-name="P6">What percentage of people with advanced education (<text:span text:style-name="Source_20_Text">Bachelors</text:span>, <text:span text:style-name="Source_20_Text">Masters</text:span>, or <text:span text:style-name="Source_20_Text">Doctorate</text:span>) make more than 50K?</text:p>
        </text:list-item>
        <text:list-item>
          <text:p text:style-name="P6">What percentage of people without advanced education make more than 50K?</text:p>
        </text:list-item>
        <text:list-item>
          <text:p text:style-name="P6">What is the minimum number of hours a person works per week?</text:p>
        </text:list-item>
        <text:list-item>
          <text:p text:style-name="P6">What percentage of the people who work the minimum number of hours per week have a salary of more than 50K?</text:p>
        </text:list-item>
        <text:list-item>
          <text:p text:style-name="P6">What country has the highest percentage of people that earn &gt;50K and what is that percentage?</text:p>
        </text:list-item>
        <text:list-item>
          <text:p text:style-name="P7">Identify the most popular occupation for those who earn &gt;50K in India.</text:p>
        </text:list-item>
      </text:list>
      <text:p text:style-name="P8" loext:marker-style-name="T2"><text:span text:style-name="T3"/></text:p>
      <text:p text:style-name="P9" loext:marker-style-name="T2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6T14:14:38.457424462</meta:creation-date>
    <dc:date>2025-10-03T09:45:11.743106455</dc:date>
    <meta:editing-duration>PT13M33S</meta:editing-duration>
    <meta:editing-cycles>7</meta:editing-cycles>
    <meta:generator>LibreOffice/25.2.6.2$Linux_X86_64 LibreOffice_project/520$Build-2</meta:generator>
    <meta:document-statistic meta:table-count="0" meta:image-count="0" meta:object-count="0" meta:page-count="1" meta:paragraph-count="13" meta:word-count="178" meta:character-count="992" meta:non-whitespace-character-count="832"/>
  </office:meta>
</office:document-meta>
</file>